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fo:font-weight="normal" officeooo:rsid="005e374d" officeooo:paragraph-rsid="00603144" style:font-weight-asian="normal" style:font-weight-complex="normal"/>
    </style:style>
    <style:style style:name="P116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9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1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4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6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1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4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7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8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9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40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2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3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6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7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50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3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4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5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60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2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4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9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3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6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8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63c369" officeooo:paragraph-rsid="0063c369"/>
    </style:style>
    <style:style style:name="P186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7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8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90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63c369" officeooo:paragraph-rsid="0063c369"/>
    </style:style>
    <style:style style:name="P192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3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4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6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7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8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9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200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201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20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3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4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7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8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11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12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13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4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5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6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7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8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9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20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21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22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4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5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6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7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8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9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30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31" style:family="paragraph" style:parent-style-name="Table_20_Contents">
      <style:paragraph-properties fo:text-align="start" style:justify-single-word="false"/>
      <style:text-properties officeooo:rsid="0050e9c5" officeooo:paragraph-rsid="002b14b3"/>
    </style:style>
    <style:style style:name="P23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3" style:family="paragraph" style:parent-style-name="Table_20_Contents">
      <style:paragraph-properties fo:text-align="start" style:justify-single-word="false"/>
      <style:text-properties officeooo:rsid="00621165" officeooo:paragraph-rsid="00621165"/>
    </style:style>
    <style:style style:name="P23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21165" officeooo:paragraph-rsid="00621165" style:font-size-asian="16pt" style:font-weight-asian="bold" style:font-size-complex="16pt" style:font-weight-complex="bold"/>
    </style:style>
    <style:style style:name="P235" style:family="paragraph" style:parent-style-name="Table_20_Contents">
      <style:paragraph-properties fo:text-align="start" style:justify-single-word="false"/>
      <style:text-properties fo:font-weight="bold" officeooo:rsid="00621165" officeooo:paragraph-rsid="00621165" style:font-weight-asian="bold" style:font-weight-complex="bold"/>
    </style:style>
    <style:style style:name="P236" style:family="paragraph" style:parent-style-name="Table_20_Contents" style:list-style-name="L40">
      <style:paragraph-properties fo:text-align="start" style:justify-single-word="false"/>
      <style:text-properties officeooo:rsid="00621165" officeooo:paragraph-rsid="00621165"/>
    </style:style>
    <style:style style:name="P2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633987" officeooo:paragraph-rsid="00633987" style:font-size-asian="16pt" style:font-weight-asian="bold" style:font-size-complex="16pt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officeooo:rsid="00633987" officeooo:paragraph-rsid="00633987"/>
    </style:style>
    <style:style style:name="P239" style:family="paragraph" style:parent-style-name="Table_20_Contents">
      <style:paragraph-properties fo:text-align="start" style:justify-single-word="false"/>
      <style:text-properties fo:font-weight="bold" officeooo:rsid="00633987" officeooo:paragraph-rsid="00633987" style:font-weight-asian="bold" style:font-weight-complex="bold"/>
    </style:style>
    <style:style style:name="P240" style:family="paragraph" style:parent-style-name="Table_20_Contents" style:list-style-name="L41">
      <style:paragraph-properties fo:text-align="start" style:justify-single-word="false"/>
      <style:text-properties officeooo:rsid="00633987" officeooo:paragraph-rsid="00633987"/>
    </style:style>
    <style:style style:name="P241" style:family="paragraph" style:parent-style-name="Table_20_Contents" style:list-style-name="L42">
      <style:paragraph-properties fo:text-align="start" style:justify-single-word="false"/>
      <style:text-properties officeooo:rsid="00633987" officeooo:paragraph-rsid="00633987"/>
    </style:style>
    <style:style style:name="P24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3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4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45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47" style:family="paragraph" style:parent-style-name="Table_20_Contents" style:list-style-name="L43">
      <style:paragraph-properties fo:text-align="start" style:justify-single-word="false"/>
      <style:text-properties officeooo:rsid="0034e2d0" officeooo:paragraph-rsid="00384f19"/>
    </style:style>
    <style:style style:name="P24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49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50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51" style:family="paragraph" style:parent-style-name="Table_20_Contents" style:list-style-name="L43">
      <style:paragraph-properties fo:text-align="start" style:justify-single-word="false"/>
      <style:text-properties officeooo:rsid="0034e2d0" officeooo:paragraph-rsid="0034e2d0"/>
    </style:style>
    <style:style style:name="P252" style:family="paragraph" style:parent-style-name="Table_20_Contents" style:list-style-name="L43">
      <style:paragraph-properties fo:text-align="start" style:justify-single-word="false"/>
      <style:text-properties officeooo:rsid="0036a2df" officeooo:paragraph-rsid="0036a2df"/>
    </style:style>
    <style:style style:name="P253" style:family="paragraph" style:parent-style-name="Table_20_Contents" style:list-style-name="L43">
      <style:paragraph-properties fo:text-align="start" style:justify-single-word="false"/>
      <style:text-properties officeooo:rsid="003d0140" officeooo:paragraph-rsid="003d0140"/>
    </style:style>
    <style:style style:name="P254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5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6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57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58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59" style:family="paragraph" style:parent-style-name="Table_20_Contents" style:list-style-name="L44">
      <style:paragraph-properties fo:text-align="start" style:justify-single-word="false"/>
      <style:text-properties officeooo:rsid="0034e2d0" officeooo:paragraph-rsid="00384f19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84f19" officeooo:paragraph-rsid="00384f19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84f19" officeooo:paragraph-rsid="003dc916"/>
    </style:style>
    <style:style style:name="P262" style:family="paragraph" style:parent-style-name="Table_20_Contents" style:list-style-name="L44">
      <style:paragraph-properties fo:text-align="start" style:justify-single-word="false"/>
      <style:text-properties officeooo:rsid="003dc916" officeooo:paragraph-rsid="003dc916"/>
    </style:style>
    <style:style style:name="P26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64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65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66" style:family="paragraph" style:parent-style-name="Table_20_Contents" style:list-style-name="L45">
      <style:paragraph-properties fo:text-align="start" style:justify-single-word="false"/>
      <style:text-properties officeooo:rsid="0034e2d0" officeooo:paragraph-rsid="0038b066"/>
    </style:style>
    <style:style style:name="P267" style:family="paragraph" style:parent-style-name="Table_20_Contents" style:list-style-name="L45">
      <style:paragraph-properties fo:text-align="start" style:justify-single-word="false"/>
      <style:text-properties officeooo:rsid="0038b066" officeooo:paragraph-rsid="0038b066"/>
    </style:style>
    <style:style style:name="P2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69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70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71" style:family="paragraph" style:parent-style-name="Table_20_Contents" style:list-style-name="L46">
      <style:paragraph-properties fo:text-align="start" style:justify-single-word="false"/>
      <style:text-properties officeooo:rsid="0034e2d0" officeooo:paragraph-rsid="003a077d"/>
    </style:style>
    <style:style style:name="P272" style:family="paragraph" style:parent-style-name="Table_20_Contents" style:list-style-name="L46">
      <style:paragraph-properties fo:text-align="start" style:justify-single-word="false"/>
      <style:text-properties officeooo:rsid="003a077d" officeooo:paragraph-rsid="003a077d"/>
    </style:style>
    <style:style style:name="P273" style:family="paragraph" style:parent-style-name="Table_20_Contents" style:list-style-name="L47">
      <style:paragraph-properties fo:text-align="start" style:justify-single-word="false"/>
      <style:text-properties officeooo:rsid="0034e2d0" officeooo:paragraph-rsid="003a077d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3a077d" officeooo:paragraph-rsid="003a077d"/>
    </style:style>
    <style:style style:name="P275" style:family="paragraph" style:parent-style-name="Table_20_Contents" style:list-style-name="L47">
      <style:paragraph-properties fo:text-align="start" style:justify-single-word="false"/>
      <style:text-properties officeooo:rsid="0038b066" officeooo:paragraph-rsid="003a077d"/>
    </style:style>
    <style:style style:name="P276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7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78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79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80" style:family="paragraph" style:parent-style-name="Table_20_Contents" style:list-style-name="L48">
      <style:paragraph-properties fo:text-align="start" style:justify-single-word="false"/>
      <style:text-properties officeooo:rsid="0034e2d0" officeooo:paragraph-rsid="003acbd1"/>
    </style:style>
    <style:style style:name="P281" style:family="paragraph" style:parent-style-name="Table_20_Contents" style:list-style-name="L48">
      <style:paragraph-properties fo:text-align="start" style:justify-single-word="false"/>
      <style:text-properties officeooo:rsid="003acbd1" officeooo:paragraph-rsid="003acbd1"/>
    </style:style>
    <style:style style:name="P282" style:family="paragraph" style:parent-style-name="Table_20_Contents" style:list-style-name="L49">
      <style:paragraph-properties fo:text-align="start" style:justify-single-word="false"/>
      <style:text-properties officeooo:rsid="004fd3ae" officeooo:paragraph-rsid="004fd3ae"/>
    </style:style>
    <style:style style:name="P283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85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8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87" style:family="paragraph" style:parent-style-name="Table_20_Contents" style:list-style-name="L50">
      <style:paragraph-properties fo:text-align="start" style:justify-single-word="false"/>
      <style:text-properties officeooo:rsid="0040abfe" officeooo:paragraph-rsid="0040abfe"/>
    </style:style>
    <style:style style:name="P288" style:family="paragraph" style:parent-style-name="Table_20_Contents" style:list-style-name="L50">
      <style:paragraph-properties fo:text-align="start" style:justify-single-word="false"/>
      <style:text-properties officeooo:rsid="0042100a" officeooo:paragraph-rsid="0042100a"/>
    </style:style>
    <style:style style:name="P289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90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603144"/>
    </style:style>
    <style:style style:name="T19" style:family="text">
      <style:text-properties officeooo:rsid="0029f4cf"/>
    </style:style>
    <style:style style:name="T20" style:family="text">
      <style:text-properties officeooo:rsid="001bc1a4"/>
    </style:style>
    <style:style style:name="T21" style:family="text">
      <style:text-properties officeooo:rsid="0020de46"/>
    </style:style>
    <style:style style:name="T22" style:family="text">
      <style:text-properties officeooo:rsid="0054e9a4"/>
    </style:style>
    <style:style style:name="T23" style:family="text">
      <style:text-properties officeooo:rsid="001d07c2"/>
    </style:style>
    <style:style style:name="T24" style:family="text">
      <style:text-properties fo:font-weight="normal" officeooo:rsid="001d07c2" style:font-weight-asian="normal" style:font-weight-complex="normal"/>
    </style:style>
    <style:style style:name="T25" style:family="text">
      <style:text-properties officeooo:rsid="001f6c98"/>
    </style:style>
    <style:style style:name="T26" style:family="text">
      <style:text-properties officeooo:rsid="0025adf9"/>
    </style:style>
    <style:style style:name="T27" style:family="text">
      <style:text-properties officeooo:rsid="00278c01"/>
    </style:style>
    <style:style style:name="T28" style:family="text">
      <style:text-properties fo:font-weight="normal" officeooo:rsid="0025adf9" style:font-weight-asian="normal" style:font-weight-complex="normal"/>
    </style:style>
    <style:style style:name="T29" style:family="text">
      <style:text-properties officeooo:rsid="00288f3b"/>
    </style:style>
    <style:style style:name="T30" style:family="text">
      <style:text-properties officeooo:rsid="002b14b3"/>
    </style:style>
    <style:style style:name="T31" style:family="text">
      <style:text-properties officeooo:rsid="00621165"/>
    </style:style>
    <style:style style:name="T32" style:family="text">
      <style:text-properties officeooo:rsid="00633987"/>
    </style:style>
    <style:style style:name="T33" style:family="text">
      <style:text-properties officeooo:rsid="00384f19"/>
    </style:style>
    <style:style style:name="T34" style:family="text">
      <style:text-properties officeooo:rsid="0034e2d0"/>
    </style:style>
    <style:style style:name="T35" style:family="text">
      <style:text-properties fo:font-weight="bold" officeooo:rsid="00384f19" style:font-weight-asian="bold" style:font-weight-complex="bold"/>
    </style:style>
    <style:style style:name="T36" style:family="text">
      <style:text-properties officeooo:rsid="003dc916"/>
    </style:style>
    <style:style style:name="T37" style:family="text">
      <style:text-properties officeooo:rsid="0038b066"/>
    </style:style>
    <style:style style:name="T38" style:family="text">
      <style:text-properties officeooo:rsid="003a077d"/>
    </style:style>
    <style:style style:name="T39" style:family="text">
      <style:text-properties officeooo:rsid="0042100a"/>
    </style:style>
    <style:style style:name="T40" style:family="text">
      <style:text-properties officeooo:rsid="00447574"/>
    </style:style>
    <style:style style:name="T41" style:family="text">
      <style:text-properties officeooo:rsid="00470128"/>
    </style:style>
    <style:style style:name="T42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5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3367774779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84007940638206" text:continue-list="list3367774779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84007582418391" text:continue-list="list84007940638206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84006999416502" text:continue-list="list84007582418391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Se está tentando mudar de temporário para regular </text:p>
          <text:list>
            <text:list-item>
              <text:p text:style-name="P115"><text:span text:style-name="T18">E</text:span>ntão, seta a data de início regular para data atual<text:span text:style-name="T18">s</text:span></text:p>
            </text:list-item>
          </text:list>
        </text:list-item>
        <text:list-item>
          <text:p text:style-name="P116">O sistema carrega o objeto de <text:span text:style-name="T15">empresa</text:span> com os dados enviados na requisição</text:p>
        </text:list-item>
        <text:list-item>
          <text:p text:style-name="P116">O sistema <text:span text:style-name="T6">altera os dados</text:span> de <text:span text:style-name="T15">empresa</text:span></text:p>
        </text:list-item>
      </text:list>
      <text:p text:style-name="P107"/>
      <text:p text:style-name="P117">Atualizar Empresa (Não Admin)</text:p>
      <text:p text:style-name="P118">Responsável por atualizar dados da empresa alteráveis por usuário não administrador</text:p>
      <text:p text:style-name="P119">Fluxo principal:</text:p>
      <text:list xml:id="list3461539307" text:style-name="L24">
        <text:list-item>
          <text:p text:style-name="P120">O sistema verifica se o usuário logado possui o role “no-admin-update-empresa”</text:p>
        </text:list-item>
        <text:list-item>
          <text:p text:style-name="P121">O sistema busca a empresa pelo ID recebido na requisição</text:p>
        </text:list-item>
        <text:list-item>
          <text:p text:style-name="P121">O sistema verifica se o novo nome (recebido na requisição) é igual ao nome da empresa buscada</text:p>
          <text:list>
            <text:list-item>
              <text:p text:style-name="P121">Se não, o sistema verifica se existe alguma empresa registrada com o novo nome</text:p>
              <text:list>
                <text:list-item>
                  <text:p text:style-name="P121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1">O sistema carrega o objeto de empresa com os dados limitados da empresa enviados na requisição</text:p>
        </text:list-item>
        <text:list-item>
          <text:p text:style-name="P121">O sistema altera os dados da empresa</text:p>
        </text:list-item>
      </text:list>
      <text:p text:style-name="P107"/>
      <text:p text:style-name="P122">Buscar <text:span text:style-name="T15">Empresa</text:span></text:p>
      <text:p text:style-name="P123">Responsável por retornar dados d<text:span text:style-name="T15">a</text:span> <text:span text:style-name="T15">empresa</text:span> pelo ID</text:p>
      <text:p text:style-name="P124">Fluxo principal:</text:p>
      <text:list text:style-name="L25">
        <text:list-item>
          <text:p text:style-name="P125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6">O sistema busca os dados d<text:span text:style-name="T14">a empresa</text:span><text:span text:style-name="T12"> </text:span>e os retorna como resposta</text:p>
        </text:list-item>
      </text:list>
      <text:p text:style-name="P127"/>
      <text:p text:style-name="P128"/>
      <text:p text:style-name="P129">Filtrar <text:span text:style-name="T14">Empresa</text:span></text:p>
      <text:p text:style-name="P127">Responsável por retornar a lista de <text:span text:style-name="T14">empresas</text:span> filtrada por parte do nome</text:p>
      <text:p text:style-name="P130">Fluxo principal:</text:p>
      <text:list text:style-name="L26">
        <text:list-item>
          <text:p text:style-name="P131">O sistema verifica se o usuário logado possui o role “<text:span text:style-name="T14">empresa</text:span>-all”</text:p>
        </text:list-item>
        <text:list-item>
          <text:p text:style-name="P131">O sistema busca os dados de tod<text:span text:style-name="T14">as as empresas</text:span> que correspondem aos critérios de filtro e os retorna como resposta</text:p>
        </text:list-item>
      </text:list>
      <text:p text:style-name="P132"/>
      <text:p text:style-name="P132">Remover <text:span text:style-name="T14">Empresa</text:span></text:p>
      <text:p text:style-name="P133">Responsável pela remoção de um<text:span text:style-name="T14">a empresa</text:span> do sistema</text:p>
      <text:p text:style-name="P134">Fluxo principal:</text:p>
      <text:list text:style-name="L27">
        <text:list-item>
          <text:p text:style-name="P135">O sistema verifica se o usuário logado possui o role “usuario-all”</text:p>
        </text:list-item>
        <text:list-item>
          <text:p text:style-name="P135">O sistema verifica se <text:span text:style-name="T14">a</text:span> <text:span text:style-name="T14">empresa</text:span> existe pelo ID</text:p>
          <text:list>
            <text:list-item>
              <text:p text:style-name="P136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7">O sistema para todos os monitoramentos de todos os dispositivos vinculados a empresa</text:p>
        </text:list-item>
        <text:list-item>
          <text:p text:style-name="P135">O sistema deleta <text:span text:style-name="T14">a empresa</text:span></text:p>
        </text:list-item>
      </text:list>
      <text:p text:style-name="P138"/>
      <text:p text:style-name="P139"/>
      <text:p text:style-name="P139">UCs de <text:span text:style-name="T19">CONFIGURAÇÕES</text:span></text:p>
      <text:p text:style-name="P140"/>
      <text:p text:style-name="P141">Atualizar <text:span text:style-name="T20">Configurações</text:span></text:p>
      <text:p text:style-name="P142">Responsável por atualizar dados d<text:span text:style-name="T20">e configurações do sistema.</text:span></text:p>
      <text:p text:style-name="P143">Fluxo principal:</text:p>
      <text:list text:continue-list="list3461539307" text:style-name="L24">
        <text:list-item text:start-value="1">
          <text:p text:style-name="P144">O sistema verifica se o usuário logado possui o role “<text:span text:style-name="T20">config-all</text:span>”</text:p>
        </text:list-item>
        <text:list-item>
          <text:p text:style-name="P145">O sistema busca a<text:span text:style-name="T20">s configurações no banco de dados</text:span></text:p>
        </text:list-item>
        <text:list-item>
          <text:p text:style-name="P145">O sistema carrega o objeto de <text:span text:style-name="T20">configurações</text:span> com os dados <text:span text:style-name="T20">de configurações</text:span> enviados na requisição</text:p>
        </text:list-item>
        <text:list-item>
          <text:p text:style-name="P145">O sistema altera os dados da<text:span text:style-name="T20">s configurações</text:span></text:p>
        </text:list-item>
        <text:list-item>
          <text:p text:style-name="P146">O sistema envia os dados da nova configuração para todas as instâncias do micro<text:span text:style-name="T21">s</text:span>serviço “disp-monitor” via mensagem.</text:p>
        </text:list-item>
        <text:list-item>
          <text:p text:style-name="P146">As instâncias do micros<text:span text:style-name="T21">s</text:span>erviço “disp-monitor” recebem a mensagem e atualizam todas as suas threads de monitoramento de dispositivo com os dados da nova configuração</text:p>
        </text:list-item>
      </text:list>
      <text:p text:style-name="P147"/>
      <text:p text:style-name="P148">Buscar <text:span text:style-name="T20">Configurações</text:span></text:p>
      <text:p text:style-name="P149">Responsável por retornar dados d<text:span text:style-name="T15">a</text:span><text:span text:style-name="T20">s configurações</text:span></text:p>
      <text:p text:style-name="P150">Fluxo principal:</text:p>
      <text:list text:style-name="L28">
        <text:list-item>
          <text:p text:style-name="P151">O sistema verifica se o usuário logado possui <text:span text:style-name="T20">o role</text:span><text:span text:style-name="T14">:</text:span> “<text:span text:style-name="T20">config</text:span>-all”</text:p>
        </text:list-item>
        <text:list-item>
          <text:p text:style-name="P152">O sistema busca os dados d<text:span text:style-name="T20">as configurações</text:span><text:span text:style-name="T12"> </text:span>e os retorna como resposta</text:p>
          <text:list>
            <text:list-item>
              <text:p text:style-name="P153">O sistema busca na tabela config</text:p>
            </text:list-item>
            <text:list-item>
              <text:p text:style-name="P153">O sistema busca informações sobre cada monitor_server do sistema</text:p>
              <text:list>
                <text:list-item>
                  <text:p text:style-name="P153">O sistema carrega dados sobre: uso de memória e <text:span text:style-name="T22">CPU</text:span> de cada monitor_server</text:p>
                </text:list-item>
              </text:list>
            </text:list-item>
          </text:list>
        </text:list-item>
        <text:list-item>
          <text:p text:style-name="P153">O sistema retorna também informações sobre uso de memória e <text:span text:style-name="T22">CPU</text:span> do microserviço principal</text:p>
        </text:list-item>
      </text:list>
      <text:p text:style-name="P154"/>
      <text:p text:style-name="P154"/>
      <text:p text:style-name="P155">UCs de <text:span text:style-name="T19">MONITOR_SERVER</text:span></text:p>
      <text:p text:style-name="P156"/>
      <text:p text:style-name="P157">Criar <text:span text:style-name="T23">MonitorServer</text:span></text:p>
      <text:p text:style-name="P156">Responsável por registrar um novo <text:span text:style-name="T23">monitor_server</text:span> no banco de dados</text:p>
      <text:p text:style-name="P158">Fluxo principal:</text:p>
      <text:list xml:id="list84007400215820" text:continue-list="list84006999416502" text:style-name="L4">
        <text:list-item text:start-value="1">
          <text:p text:style-name="P159">O sistema verifica se o usuário logado possui o role “<text:span text:style-name="T23">config</text:span>-all”</text:p>
        </text:list-item>
        <text:list-item>
          <text:p text:style-name="P160">O sistema verifica se o <text:span text:style-name="T23">monitor_server</text:span> já existe registrado no sistema <text:span text:style-name="T23">pelo host</text:span></text:p>
          <text:list>
            <text:list-item>
              <text:p text:style-name="P160">Se <text:span text:style-name="T5">sim</text:span>, retorna erro 400 informando que o <text:span text:style-name="T23">monitor_server</text:span> já existe registrado <text:span text:style-name="T5">pelo </text:span><text:span text:style-name="T23">host</text:span></text:p>
            </text:list-item>
          </text:list>
        </text:list-item>
        <text:list-item>
          <text:p text:style-name="P160">O sistema carrega o objeto de <text:span text:style-name="T23">monitor_server</text:span> com os dados enviados na requisição</text:p>
        </text:list-item>
        <text:list-item>
          <text:p text:style-name="P160">O sistema registra o <text:span text:style-name="T23">monitor_server</text:span></text:p>
        </text:list-item>
      </text:list>
      <text:p text:style-name="P156"/>
      <text:p text:style-name="P157">Atualizar <text:span text:style-name="T23">MonitorServer</text:span></text:p>
      <text:p text:style-name="P156">Responsável por atualizar dados do <text:span text:style-name="T23">monitor_server</text:span> já registrado no banco de dados</text:p>
      <text:p text:style-name="P158">Fluxo principal:</text:p>
      <text:list text:style-name="L29">
        <text:list-item>
          <text:p text:style-name="P161">O sistema verifica se o usuário logado possui o role “<text:span text:style-name="T23">config</text:span>-all”</text:p>
        </text:list-item>
        <text:list-item>
          <text:p text:style-name="P162">O sistema busca o <text:span text:style-name="T23">monitor_server</text:span> pelo ID recebido na requisição</text:p>
        </text:list-item>
        <text:list-item>
          <text:p text:style-name="P162">O sistema verifica se o novo <text:span text:style-name="T23">host</text:span> (recebido na requisição) é igual ao <text:span text:style-name="T23">host</text:span> do <text:span text:style-name="T23">monitor_server</text:span><text:span text:style-name="T12"> bu</text:span>scado</text:p>
          <text:list>
            <text:list-item>
              <text:p text:style-name="P162">Se não, o sistema verifica se existe algum <text:span text:style-name="T23">monitor_server</text:span> registrado com o novo <text:span text:style-name="T23">host</text:span></text:p>
              <text:list>
                <text:list-item>
                  <text:p text:style-name="P163"><text:span text:style-name="T9">Se sim, o sistema retorna uma mensagem de erro 400 informando que já existe outro </text:span><text:span text:style-name="T24">monitor_server</text:span><text:span text:style-name="T9"> com o </text:span><text:span text:style-name="T24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4">O sistema carrega o objeto de <text:span text:style-name="T23">monitor_server</text:span> com os dados enviados na requisição</text:p>
        </text:list-item>
        <text:list-item>
          <text:p text:style-name="P164">O sistema <text:span text:style-name="T6">altera os dados do</text:span> <text:span text:style-name="T23">monitor_server</text:span></text:p>
        </text:list-item>
      </text:list>
      <text:p text:style-name="P156"/>
      <text:p text:style-name="P165">Buscar <text:span text:style-name="T23">MonitorServer</text:span></text:p>
      <text:p text:style-name="P166">Responsável por retornar dados do <text:span text:style-name="T23">monitor_server</text:span> pelo ID</text:p>
      <text:p text:style-name="P167">Fluxo principal:</text:p>
      <text:list text:style-name="L30">
        <text:list-item>
          <text:p text:style-name="P168">O sistema verifica se o usuário logado possui o role “<text:span text:style-name="T23">config</text:span>-all”</text:p>
        </text:list-item>
        <text:list-item>
          <text:p text:style-name="P169">O sistema busca os dados do <text:span text:style-name="T23">monitor_server</text:span><text:span text:style-name="T12"> </text:span>e os retorna como resposta</text:p>
        </text:list-item>
      </text:list>
      <text:p text:style-name="P170"/>
      <text:p text:style-name="P171">Filtrar <text:span text:style-name="T23">MonitorServers</text:span></text:p>
      <text:p text:style-name="P170">Responsável por retornar a lista de <text:span text:style-name="T23">monitor_servers</text:span> filtrada por parte do <text:span text:style-name="T23">host</text:span></text:p>
      <text:p text:style-name="P172">Fluxo principal:</text:p>
      <text:list text:style-name="L31">
        <text:list-item>
          <text:p text:style-name="P173">O sistema verifica se o usuário logado possui o role “<text:span text:style-name="T23">config</text:span>-all”</text:p>
        </text:list-item>
        <text:list-item>
          <text:p text:style-name="P173">O sistema busca os dados de todos os <text:span text:style-name="T23">monitor_servers</text:span> que correspondem aos critérios de filtro e os retorna como resposta</text:p>
        </text:list-item>
      </text:list>
      <text:p text:style-name="P174"/>
      <text:p text:style-name="P174">Remover<text:span text:style-name="T23"> MonitorServer</text:span></text:p>
      <text:p text:style-name="P175">Responsável pela remoção de um <text:span text:style-name="T23">monitor_server</text:span> do sistema</text:p>
      <text:p text:style-name="P176">Fluxo principal:</text:p>
      <text:list text:style-name="L32">
        <text:list-item>
          <text:p text:style-name="P177">O sistema verifica se o usuário logado possui o role “usuario-all”</text:p>
        </text:list-item>
        <text:list-item>
          <text:p text:style-name="P177">O sistema verifica se o <text:span text:style-name="T23">monitor_server</text:span> existe pelo ID</text:p>
          <text:list>
            <text:list-item>
              <text:p text:style-name="P178"><text:span text:style-name="T11">Se não, o sistema retorna uma mensagem de erro 400 informando que o </text:span><text:span text:style-name="T23">monitor_server</text:span><text:span text:style-name="T11"> não foi encontrado</text:span></text:p>
            </text:list-item>
          </text:list>
        </text:list-item>
        <text:list-item>
          <text:p text:style-name="P177">O sistema deleta o <text:span text:style-name="T23">monitor_server</text:span></text:p>
        </text:list-item>
      </text:list>
      <text:p text:style-name="P179">UCs de <text:span text:style-name="T19">DISPOSITIVO</text:span></text:p>
      <text:p text:style-name="P180"/>
      <text:p text:style-name="P181">Criar <text:span text:style-name="T25">Dispositivo</text:span></text:p>
      <text:p text:style-name="P180">Responsável por registrar um novo <text:span text:style-name="T16">dispositivo</text:span> no banco de dados</text:p>
      <text:p text:style-name="P182">Fluxo principal:</text:p>
      <text:list text:continue-list="list84007400215820" text:style-name="L4">
        <text:list-item text:start-value="1">
          <text:p text:style-name="P183">O sistema verifica se o usuário logado possui o role “<text:span text:style-name="T16">dispositivo</text:span>-all”</text:p>
        </text:list-item>
        <text:list-item>
          <text:p text:style-name="P184">O sistema verifica se o ID da empresa do dispositivo corresponde ao ID de empresa vinculado ao usuário logado</text:p>
        </text:list-item>
        <text:list-item>
          <text:p text:style-name="P185">Verifica se o dispositivo está como monitorado por agente</text:p>
          <text:list>
            <text:list-item>
              <text:p text:style-name="P185">Se sim</text:p>
              <text:list>
                <text:list-item>
                  <text:p text:style-name="P185">Busca o agente e seta no objeto dispositivo</text:p>
                </text:list-item>
                <text:list-item>
                  <text:p text:style-name="P185">Seta a empresa do agente no objeto dispositivos</text:p>
                </text:list-item>
              </text:list>
            </text:list-item>
            <text:list-item>
              <text:p text:style-name="P185">Se não</text:p>
              <text:list>
                <text:list-item>
                  <text:p text:style-name="P185">Busca a empresa e seta no objeto dispositivo</text:p>
                </text:list-item>
              </text:list>
            </text:list-item>
          </text:list>
        </text:list-item>
        <text:list-item>
          <text:p text:style-name="P185">Verifica se a quantidade de dispositivos da empresa mais 1 excede o limite de dispositivos para a empresa</text:p>
          <text:list>
            <text:list-item>
              <text:p text:style-name="P185">Se sim, retorna mensagem de erro informando que não há mais limite </text:p>
            </text:list-item>
          </text:list>
        </text:list-item>
        <text:list-item>
          <text:p text:style-name="P186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6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6">O sistema carrega o objeto de <text:span text:style-name="T16">dispositivo</text:span> com os dados enviados na requisição</text:p>
        </text:list-item>
        <text:list-item>
          <text:p text:style-name="P186">O sistema registra o <text:span text:style-name="T16">dispositivo</text:span></text:p>
        </text:list-item>
        <text:list-item>
          <text:p text:style-name="P187">O sistema starta o monitoramento do dispositivo</text:p>
        </text:list-item>
      </text:list>
      <text:p text:style-name="P180"/>
      <text:p text:style-name="P181">Atualizar <text:span text:style-name="T26">Dispositivo</text:span></text:p>
      <text:p text:style-name="P180">Responsável por atualizar dados do <text:span text:style-name="T26">dispositivo</text:span> já registrado no banco de dados</text:p>
      <text:p text:style-name="P182">Fluxo principal:</text:p>
      <text:list text:style-name="L33">
        <text:list-item>
          <text:p text:style-name="P188">O sistema verifica se o usuário logado possui o role “<text:span text:style-name="T26">dispositivo</text:span>-all”</text:p>
        </text:list-item>
        <text:list-item>
          <text:p text:style-name="P189">O sistema verifica se o ID da empresa do dispositivo corresponde ao ID de empresa vinculado ao usuário logado</text:p>
        </text:list-item>
        <text:list-item>
          <text:p text:style-name="P190">O sistema busca o <text:span text:style-name="T26">dispositivo</text:span> pelo ID recebido na requisição</text:p>
        </text:list-item>
        <text:list-item>
          <text:p text:style-name="P191">Verifica se o dispositivo está como monitorado por agente</text:p>
          <text:list>
            <text:list-item>
              <text:p text:style-name="P191">Se sim</text:p>
              <text:list>
                <text:list-item>
                  <text:p text:style-name="P191">Busca o agente e seta no objeto dispositivo</text:p>
                </text:list-item>
                <text:list-item>
                  <text:p text:style-name="P191">Seta a empresa do agente no objeto dispositivos</text:p>
                </text:list-item>
                <text:list-item>
                  <text:p text:style-name="P191">Se o dispositivo estiver sendo monitorado, para o monitoramento</text:p>
                </text:list-item>
              </text:list>
            </text:list-item>
            <text:list-item>
              <text:p text:style-name="P191">Se não</text:p>
              <text:list>
                <text:list-item>
                  <text:p text:style-name="P191">Busca a empresa e seta no objeto dispositivo</text:p>
                </text:list-item>
              </text:list>
            </text:list-item>
          </text:list>
        </text:list-item>
        <text:list-item>
          <text:p text:style-name="P190">O sistema verifica se o novo <text:span text:style-name="T12">nome</text:span> (recebido na requisição) é igual ao <text:span text:style-name="T12">nome</text:span> do <text:span text:style-name="T27">dispositivo</text:span><text:span text:style-name="T12"> bu</text:span>scado</text:p>
          <text:list>
            <text:list-item>
              <text:p text:style-name="P190">Se não, o sistema verifica se existe algum <text:span text:style-name="T26">dispositivo</text:span> registrado com o novo <text:span text:style-name="T12">nome </text:span><text:span text:style-name="T26">e o ID da empresa</text:span></text:p>
              <text:list>
                <text:list-item>
                  <text:p text:style-name="P192"><text:span text:style-name="T9">Se sim, o sistema retorna uma mensagem de erro 400 informando que já existe </text:span><text:span text:style-name="T28">outro dispositivo</text:span><text:span text:style-name="T9"> </text:span><text:span text:style-name="T28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3">O sistema carrega o objeto de <text:span text:style-name="T26">dispositivo</text:span> com os dados enviados na requisição</text:p>
        </text:list-item>
        <text:list-item>
          <text:p text:style-name="P193">O sistema <text:span text:style-name="T6">altera os dados do</text:span> <text:span text:style-name="T26">dispositivo</text:span></text:p>
        </text:list-item>
        <text:list-item>
          <text:p text:style-name="P191">O sistema busca e carrega novamente o dispositivo pelo ID</text:p>
        </text:list-item>
        <text:list-item>
          <text:p text:style-name="P194">O sistema envia os dados do dispositivo para as instâncias do microsserviço “disp-monitor” via mensagem</text:p>
        </text:list-item>
        <text:list-item>
          <text:p text:style-name="P194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4"><text:soft-page-break/>Se sim, seta o novo dispositivo no objeto da thread encontrada</text:p>
            </text:list-item>
          </text:list>
        </text:list-item>
      </text:list>
      <text:p text:style-name="P180"/>
      <text:p text:style-name="P195">Buscar <text:span text:style-name="T29">Dispositivo</text:span></text:p>
      <text:p text:style-name="P196">Responsável por retornar dados do <text:span text:style-name="T29">dispositivo</text:span> pelo ID</text:p>
      <text:p text:style-name="P197">Fluxo principal:</text:p>
      <text:list text:style-name="L34">
        <text:list-item>
          <text:p text:style-name="P198">O sistema verifica se o usuário logado possui o role “<text:span text:style-name="T29">dispositivo</text:span>-all”</text:p>
        </text:list-item>
        <text:list-item>
          <text:p text:style-name="P199">O sistema verifica se o ID da empresa do dispositivo corresponde ao ID de empresa vinculado ao usuário logado</text:p>
        </text:list-item>
        <text:list-item>
          <text:p text:style-name="P200">O sistema busca os dados do <text:span text:style-name="T29">dispositivo</text:span><text:span text:style-name="T12"> </text:span>e os retorna como resposta</text:p>
        </text:list-item>
      </text:list>
      <text:p text:style-name="P201"/>
      <text:p text:style-name="P202">Filtrar <text:span text:style-name="T29">Dispositivo</text:span></text:p>
      <text:p text:style-name="P201">Responsável por retornar a lista de <text:span text:style-name="T29">dispositivos</text:span> filtrada por parte do nome <text:span text:style-name="T29">e empresa</text:span></text:p>
      <text:p text:style-name="P203">Fluxo principal:</text:p>
      <text:list text:style-name="L35">
        <text:list-item>
          <text:p text:style-name="P204">O sistema verifica se o usuário logado possui o role “<text:span text:style-name="T29">dispositivo</text:span>-all”</text:p>
        </text:list-item>
        <text:list-item>
          <text:p text:style-name="P205">O sistema verifica se o ID da empresa do dispositivo corresponde ao ID de empresa vinculado ao usuário logado</text:p>
        </text:list-item>
        <text:list-item>
          <text:p text:style-name="P204">O sistema busca os dados de todos os <text:span text:style-name="T29">dispositivos</text:span> que correspondem aos critérios de filtro e os retorna como resposta</text:p>
        </text:list-item>
      </text:list>
      <text:p text:style-name="P206"/>
      <text:p text:style-name="P206">Remover <text:span text:style-name="T30">Dispositivo</text:span></text:p>
      <text:p text:style-name="P207">Responsável pela remoção de um <text:span text:style-name="T29">dispositivo</text:span> do sistema</text:p>
      <text:p text:style-name="P208">Fluxo principal:</text:p>
      <text:list text:style-name="L36">
        <text:list-item>
          <text:p text:style-name="P209">O sistema verifica se o usuário logado possui o role “<text:span text:style-name="T29">dispositivo</text:span>-all”</text:p>
        </text:list-item>
        <text:list-item>
          <text:p text:style-name="P210">O sistema verifica se o ID da empresa do dispositivo corresponde ao ID de empresa vinculado ao usuário logado</text:p>
        </text:list-item>
        <text:list-item>
          <text:p text:style-name="P209">O sistema verifica se o <text:span text:style-name="T29">dispositivo</text:span> existe pelo ID</text:p>
          <text:list>
            <text:list-item>
              <text:p text:style-name="P211"><text:span text:style-name="T11">Se não, o sistema retorna uma mensagem de erro 400 informando que o </text:span><text:span text:style-name="T29">dispositivo</text:span><text:span text:style-name="T11"> não foi encontrado</text:span></text:p>
            </text:list-item>
          </text:list>
        </text:list-item>
        <text:list-item>
          <text:p text:style-name="P212">O sistema deleta o dispositivo</text:p>
        </text:list-item>
        <text:list-item>
          <text:p text:style-name="P213">O sistema para o monitoramento do dispositivo, caso o dispositivo esteja sendo monitorado</text:p>
        </text:list-item>
      </text:list>
      <text:p text:style-name="P214"/>
      <text:p text:style-name="P215"/>
      <text:p text:style-name="P215">UCs de <text:span text:style-name="T31">EVENTO</text:span></text:p>
      <text:p text:style-name="P216"/>
      <text:p text:style-name="P217">Listar Eventos por Dia</text:p>
      <text:p text:style-name="P216">Responsável por retornar a lista de eventos filtrados pelo dia de ocorr<text:span text:style-name="T30">ê</text:span>ncia</text:p>
      <text:p text:style-name="P218">Fluxo principal:</text:p>
      <text:list text:style-name="L37">
        <text:list-item>
          <text:p text:style-name="P219">O sistema verifica se o usuário logado possui o role “<text:span text:style-name="T29">dispositivo</text:span>-all”</text:p>
        </text:list-item>
        <text:list-item>
          <text:p text:style-name="P220">O sistema verifica se o ID da empresa do dispositivo do evento corresponde ao ID de empresa vinculado ao usuário logado</text:p>
        </text:list-item>
        <text:list-item>
          <text:p text:style-name="P221">O sistema busca todos os eventos, filtrando pelo dia de ocorrência, e retorna os dados como resposta</text:p>
        </text:list-item>
      </text:list>
      <text:p text:style-name="P222"/>
      <text:p text:style-name="P223">Listar Eventos por Intervalo</text:p>
      <text:p text:style-name="P222">Responsável por retornar a lista de eventos filtrados pelo intervalo de datas de ocorrência</text:p>
      <text:p text:style-name="P224">Fluxo principal:</text:p>
      <text:list text:style-name="L38">
        <text:list-item>
          <text:p text:style-name="P225">O sistema verifica se o usuário logado possui o role “<text:span text:style-name="T29">dispositivo</text:span>-all”</text:p>
        </text:list-item>
        <text:list-item>
          <text:p text:style-name="P226">O sistema verifica se o ID da empresa do dispositivo do evento corresponde ao ID de empresa vinculado ao usuário logado</text:p>
        </text:list-item>
        <text:list-item>
          <text:p text:style-name="P227">O sistema busca todos os eventos, filtrando por dia entre o início e fim do intervalo recebido <text:soft-page-break/>na requisição, e retorna os dados como resposta</text:p>
        </text:list-item>
      </text:list>
      <text:p text:style-name="P222"/>
      <text:p text:style-name="P223">Busca Evento</text:p>
      <text:p text:style-name="P222">Responsável por buscar um evento pelo ID</text:p>
      <text:p text:style-name="P224">Fluxo principal:</text:p>
      <text:list text:style-name="L39">
        <text:list-item>
          <text:p text:style-name="P228">O sistema verifica se o usuário logado possui o role “<text:span text:style-name="T29">dispositivo</text:span>-all”</text:p>
        </text:list-item>
        <text:list-item>
          <text:p text:style-name="P229">O sistema verifica se o ID da empresa do dispositivo do evento corresponde ao ID de empresa vinculado ao usuário logado</text:p>
        </text:list-item>
        <text:list-item>
          <text:p text:style-name="P230">O sistema busca o evento pelo ID recebido na requisição e retorna os dados como resposta</text:p>
        </text:list-item>
      </text:list>
      <text:p text:style-name="P231"/>
      <text:p text:style-name="P232">UCs de PAGAMENTOS</text:p>
      <text:p text:style-name="P233"/>
      <text:p text:style-name="P234">Lista<text:span text:style-name="T32">r</text:span> Pagamentos</text:p>
      <text:p text:style-name="P233">Responsável por listar os pagamentos para a empresa de desde o dia que a empresa se tornou regular até o pagamento do mês atual ou do anterior caso o dia atual seja menor que o dia de pagamento.</text:p>
      <text:p text:style-name="P235">Fluxo principal:</text:p>
      <text:list text:style-name="L40">
        <text:list-item>
          <text:p text:style-name="P236">Busca na tabela config o valor de pagamento</text:p>
        </text:list-item>
        <text:list-item>
          <text:p text:style-name="P236">Busca na tabela empresa a data que a empresa se tornou regular</text:p>
        </text:list-item>
        <text:list-item>
          <text:p text:style-name="P236">Busca na tabela empresa o dia de pagamento e a data de que esteja pago até ela</text:p>
        </text:list-item>
        <text:list-item>
          <text:p text:style-name="P236">Carrega todos os pagamentos com suas datas de pagamento e se estão pagos</text:p>
        </text:list-item>
        <text:list-item>
          <text:p text:style-name="P236">Calcula o débito total em cima dos pagamentos não pagos</text:p>
        </text:list-item>
        <text:list-item>
          <text:p text:style-name="P236">Retorna os pagamentos e o débito total</text:p>
        </text:list-item>
      </text:list>
      <text:p text:style-name="P233"/>
      <text:p text:style-name="P237">Regularizar Dívida</text:p>
      <text:p text:style-name="P238">Responsável por efetuar o pagamento de toda a dívida. Isto é, todos os pagamentos não pagos somados.</text:p>
      <text:p text:style-name="P239">Fluxo principal:</text:p>
      <text:list text:style-name="L41">
        <text:list-item>
          <text:p text:style-name="P240">Carrega dados da empresa</text:p>
        </text:list-item>
        <text:list-item>
          <text:p text:style-name="P240">Calcula a data da última parcela</text:p>
        </text:list-item>
        <text:list-item>
          <text:p text:style-name="P240">Seta o valor da última parcela no campo “pagoAte”</text:p>
        </text:list-item>
        <text:list-item>
          <text:p text:style-name="P240">Salva no banco de dados</text:p>
        </text:list-item>
        <text:list-item>
          <text:p text:style-name="P240">Retorna mensagem sobre até onde agora está pago</text:p>
        </text:list-item>
      </text:list>
      <text:p text:style-name="P238"/>
      <text:p text:style-name="P237">Gerar Pagamento Pix QRCode</text:p>
      <text:p text:style-name="P238">Responsável por gerar o QRCode da dívida total dos pagamentos e retornar ao frontend para ser pago via PIX</text:p>
      <text:p text:style-name="P239">Fluxo principal:</text:p>
      <text:list text:style-name="L42">
        <text:list-item>
          <text:p text:style-name="P241">Busca empresa e config no banco de dados</text:p>
        </text:list-item>
        <text:list-item>
          <text:p text:style-name="P241">Calcula o valor total da dívida</text:p>
        </text:list-item>
        <text:list-item>
          <text:p text:style-name="P241">Gera a imagem QRCode em formato base64</text:p>
        </text:list-item>
        <text:list-item>
          <text:p text:style-name="P241">Retorna a imagem do QRCode em formato base64 e o texto do pix copia e cola</text:p>
        </text:list-item>
      </text:list>
      <text:p text:style-name="P238"/>
      <text:p text:style-name="P233"/>
      <text:p text:style-name="P242">UCs de MONITORAMENTO DE DISPOSITIVOS</text:p>
      <text:p text:style-name="P243"/>
      <text:p text:style-name="P244"><text:span text:style-name="T33">U</text:span>pdateDispositivo</text:p>
      <text:p text:style-name="P245">Função responsável por atualizar o flag de “sendoMonitorado” de um dispositivo, bem como de enviar os dados do dispositivo para “disp-monitor” e para o frontend via websocket.</text:p>
      <text:p text:style-name="P246">Fluxo principal:</text:p>
      <text:list text:style-name="L43">
        <text:list-item>
          <text:p text:style-name="P247">O flag “sendoMonitorado” na tabela dispositivo é alterado para “true”</text:p>
        </text:list-item>
        <text:list-item>
          <text:p text:style-name="P247">Dados do dispositivo são retornados para o frontend de todos os usuários admins ou que pertencem a empresa do dispositivo, via websocket</text:p>
        </text:list-item>
        <text:list-item>
          <text:p text:style-name="P247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48"/>
      <text:p text:style-name="P248">Start <text:span text:style-name="T34">M</text:span>onitoramento</text:p>
      <text:p text:style-name="P249">Responsável por alocar uma nova thread, em um dos monitor_servers disponíveis, para realizar os testes de conexão com o dispositivo.</text:p>
      <text:p text:style-name="P250">Fluxo principal:</text:p>
      <text:list text:continue-numbering="true" text:style-name="L43">
        <text:list-item>
          <text:p text:style-name="P251">Verifica se o usuário logado possui o role “dispositivo-monitoramento-all”</text:p>
        </text:list-item>
        <text:list-item>
          <text:p text:style-name="P251">Verifica se o dispositivo existe no banco de dados</text:p>
          <text:list>
            <text:list-item>
              <text:p text:style-name="P251">Se não, retorna uma mensagem de erro 400 informando que o usuário não foi encontrado</text:p>
            </text:list-item>
          </text:list>
        </text:list-item>
        <text:list-item>
          <text:p text:style-name="P251">Verifica se o dispositivo já está sendo monitorado</text:p>
          <text:list>
            <text:list-item>
              <text:p text:style-name="P251">Faz uma busca em todos os monitors_servers para saber se o dispositivo já está sendo monitorado</text:p>
            </text:list-item>
            <text:list-item>
              <text:p text:style-name="P251">Se o dispositivo já está sendo monitorado, executa <text:span text:style-name="T4">“</text:span><text:span text:style-name="T35">U</text:span><text:span text:style-name="T4">pdateDispositivo”</text:span></text:p>
            </text:list-item>
          </text:list>
        </text:list-item>
        <text:list-item>
          <text:p text:style-name="P252">Tenta startar o monitoramento em um dos monitor_servers registrados. Isto é, alocar a thread de monitoramento</text:p>
          <text:list>
            <text:list-item>
              <text:p text:style-name="P253">Se houver um problema de acesso ao monitor_server, uma mensagem de log é enviada para saída padrão informando isto e é passado para o próximo monitor_server</text:p>
            </text:list-item>
            <text:list-item>
              <text:p text:style-name="P252">Se o limite de monitoramentos for excedido no monitor_server corrente, tenta startar no próximo até startar em um ou tentar em todos</text:p>
            </text:list-item>
            <text:list-item>
              <text:p text:style-name="P252">Se o limite de monitoramento estiver esgotado em todos os monitor_servers, retorna uma mensagem de erro 400 informando sobre o limite excedido</text:p>
            </text:list-item>
            <text:list-item>
              <text:p text:style-name="P252">Se o monitoramento foi startado com sucesso</text:p>
              <text:list>
                <text:list-item>
                  <text:p text:style-name="P252">Executa <text:span text:style-name="T4">“</text:span><text:span text:style-name="T35">U</text:span><text:span text:style-name="T4">pdateDispositivo”</text:span></text:p>
                </text:list-item>
                <text:list-item>
                  <text:p text:style-name="P252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52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54"/>
      <text:p text:style-name="P255"/>
      <text:p text:style-name="P256">Stop Monitoramento</text:p>
      <text:p text:style-name="P257">Responsável por parar a execução da thread de monitoramento do dispositivo e removê-lo da lista de dispositivos monitorados no monitor_server correspondente.</text:p>
      <text:p text:style-name="P258">Fluxo principal:</text:p>
      <text:list text:style-name="L44">
        <text:list-item>
          <text:p text:style-name="P259">Verifica se o usuário logado possui o role “dispositivo-monitoramento-all”</text:p>
        </text:list-item>
        <text:list-item>
          <text:p text:style-name="P259">Verifica se o dispositivo existe no banco de dados</text:p>
          <text:list>
            <text:list-item>
              <text:p text:style-name="P259">Se não, retorna uma mensagem de erro 400 informando que o usuário não foi encontrado</text:p>
            </text:list-item>
          </text:list>
        </text:list-item>
        <text:list-item>
          <text:p text:style-name="P260">Tenta parar o monitoramento nos monitor_servers até encontrar o monitoramento em um deles e pará-lo. </text:p>
          <text:list>
            <text:list-item>
              <text:p text:style-name="P260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61">Se nenhuma instância de monitor_server encontrar na sua lista de monitoramentos o monitoramento do dispositivo buscado</text:p>
          <text:list>
            <text:list-item>
              <text:p text:style-name="P262">Executa <text:span text:style-name="T4">“UpdateDispositivo”</text:span></text:p>
            </text:list-item>
            <text:list-item>
              <text:p text:style-name="P261"><text:span text:style-name="T36">Retorna uma</text:span> mensagem de erro 400 informando que <text:span text:style-name="T37">o dispositivo já não está sendo monitorado</text:span></text:p>
            </text:list-item>
          </text:list>
        </text:list-item>
      </text:list>
      <text:p text:style-name="P257"/>
      <text:p text:style-name="P263">Start Todos os Dispositivos da Empresa</text:p>
      <text:p text:style-name="P264">Responsável por startar todos os dispositivos de uma empresa pelo ID dela</text:p>
      <text:p text:style-name="P265">Fluxo principal:</text:p>
      <text:list text:style-name="L45">
        <text:list-item>
          <text:p text:style-name="P266">Verifica se o usuário logado possui o role “dispositivo-monitoramento-all”</text:p>
        </text:list-item>
        <text:list-item>
          <text:p text:style-name="P267">Tenta startar todos os dispositivos da empresa pelo ID deles </text:p>
          <text:list>
            <text:list-item>
              <text:p text:style-name="P267">Chama <text:span text:style-name="T4">“Start Monitoramento”</text:span> para cada <text:span text:style-name="T38">dispositivo da empresa</text:span></text:p>
              <text:list>
                <text:list-item>
                  <text:p text:style-name="P267">Caso um dispositivo seja startado com sucesso, o contador de starts bem sucedidos é incrementado</text:p>
                </text:list-item>
                <text:list-item>
                  <text:p text:style-name="P267">Caso o limite de monitoramentos tenha sido excedido, uma mensagem de log informando isto é enviada para saída padrão via Logger</text:p>
                </text:list-item>
                <text:list-item>
                  <text:p text:style-name="P267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7">Uma mensagem é retornada para o frontend informando quantos dispositivos foram startados do total de dispositivos da empresa</text:p>
        </text:list-item>
      </text:list>
      <text:p text:style-name="P264"/>
      <text:p text:style-name="P268">Stop Todos os Dispositivos da Empresa</text:p>
      <text:p text:style-name="P269">Responsável por parar todos os dispositivos de uma empresa, sendo monitorados</text:p>
      <text:p text:style-name="P270">Fluxo principal:</text:p>
      <text:list text:style-name="L46">
        <text:list-item>
          <text:p text:style-name="P271">Verifica se o usuário logado possui o role “dispositivo-monitoramento-all”</text:p>
        </text:list-item>
        <text:list-item>
          <text:p text:style-name="P272">Tenta parar todos os dispositivos da empresa pelo ID deles</text:p>
          <text:list>
            <text:list-item>
              <text:p text:style-name="P272">Chama <text:span text:style-name="T4">“Stop Monitoramento”</text:span> para cada dispositivo da empresa</text:p>
              <text:list>
                <text:list-item>
                  <text:p text:style-name="P272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69"/>
      <text:p text:style-name="P268">Start Todos os Dispositivos</text:p>
      <text:p text:style-name="P269">Responsável por startar todos os dispositivos registrados no sistema</text:p>
      <text:p text:style-name="P270">Fluxo principal:</text:p>
      <text:list text:style-name="L47">
        <text:list-item>
          <text:p text:style-name="P273">Verifica se o usuário logado possui o role “dispositivo-monitoramento-all”</text:p>
        </text:list-item>
        <text:list-item>
          <text:p text:style-name="P274">Tenta startar todos os dispositivos do sistema</text:p>
          <text:list>
            <text:list-item>
              <text:p text:style-name="P274">Chama “Start Monitoramento” para cada dispositivo </text:p>
              <text:list>
                <text:list-item>
                  <text:p text:style-name="P275">Caso um dispositivo seja startado com sucesso, o contador de starts bem sucedidos é incrementado</text:p>
                </text:list-item>
                <text:list-item>
                  <text:p text:style-name="P275">Caso o limite de monitoramentos tenha sido excedido, uma mensagem de log informando isto é enviada para saída padrão via Logger</text:p>
                </text:list-item>
                <text:list-item>
                  <text:p text:style-name="P275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75">Uma mensagem é retornada para o frontend informando quantos dispositivos foram <text:soft-page-break/>startados do total de dispositivos da empresa</text:p>
        </text:list-item>
      </text:list>
      <text:p text:style-name="P276"/>
      <text:p text:style-name="P277">Stop Todos os Dispositivos</text:p>
      <text:p text:style-name="P278">Responsável por parar o monitoramento de todos os dispositivos registrados no sistema</text:p>
      <text:p text:style-name="P279">Fluxo principal:</text:p>
      <text:list text:style-name="L48">
        <text:list-item>
          <text:p text:style-name="P280">Verifica se o usuário logado possui o role “dispositivo-monitoramento-all”</text:p>
        </text:list-item>
        <text:list-item>
          <text:p text:style-name="P281">Tenta parar todos os dispositivos do sistema</text:p>
        </text:list-item>
      </text:list>
      <text:list text:style-name="L49">
        <text:list-item>
          <text:list>
            <text:list-item>
              <text:p text:style-name="P282">Utiliza o service de “stopAllMonitoramentos” do microsserviço “disp-monitor” para parar todos os monitoramentos</text:p>
            </text:list-item>
            <text:list-item>
              <text:p text:style-name="P282">Seta todos os dispositivos como não monitorados</text:p>
            </text:list-item>
            <text:list-item>
              <text:p text:style-name="P282">Envia mensagem via websocket com atualizações do número de dispositivos sendo monitorados</text:p>
            </text:list-item>
          </text:list>
        </text:list-item>
      </text:list>
      <text:p text:style-name="P283"/>
      <text:p text:style-name="P284">A Thread de Monitoramento</text:p>
      <text:p text:style-name="P285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86">Fluxo principal:</text:p>
      <text:list text:style-name="L50">
        <text:list-item>
          <text:p text:style-name="P287">Realiza os testes e armazena o resultado em variáveis</text:p>
        </text:list-item>
        <text:list-item>
          <text:p text:style-name="P287">Após o teste</text:p>
          <text:list>
            <text:list-item>
              <text:p text:style-name="P287">Se o número de falhas for maior que a porcentagem de falhas que indica falha na conexão</text:p>
              <text:list>
                <text:list-item>
                  <text:p text:style-name="P287">Se o status do dispositivo for INATIVO:</text:p>
                  <text:list>
                    <text:list-item>
                      <text:p text:style-name="P287">Muda para ATIVO, calcula o tempo de inatividade <text:span text:style-name="T39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87">Se o número de falhas for menor que a porcent<text:span text:style-name="T40">a</text:span>gem</text:p>
              <text:list>
                <text:list-item>
                  <text:p text:style-name="P287">Se o status do dispositivo for ATIVO:</text:p>
                  <text:list>
                    <text:list-item>
                      <text:p text:style-name="P287">Muda para INATIVO, seta a variável de tempo de inatividade para a data/hora atual e incrementa <text:span text:style-name="T39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8">Calcula a latência média e seta ela no objeto do dispositivo</text:p>
        </text:list-item>
        <text:list-item>
          <text:p text:style-name="P288">Envia o dispositivo via mensagem para o microserviço “main-api” que recebe a mensagem, <text:span text:style-name="T40">salva </text:span><text:span text:style-name="T41">a latência média, </text:span><text:span text:style-name="T42">status,</text:span><text:span text:style-name="T41"> </text:span><text:span text:style-name="T42">data de atualização</text:span><text:span text:style-name="T41"> </text:span><text:span text:style-name="T40">do dispositivo no banco de dados</text:span> e envia <text:span text:style-name="T40">os dados,</text:span> via websocket, para todos os usuários admin ou vinculados a empresa do dispositivo, conectados</text:p>
        </text:list-item>
        <text:list-item>
          <text:p text:style-name="P288">Se o tempo entre o último evento registrado (ou o início da execução da thread) e o tempo atual for maior ou igual ao período de registro de eventos</text:p>
          <text:list>
            <text:list-item>
              <text:p text:style-name="P288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88">Se uma falha de IO ocorrer na execução do comando PING, um log com a mensagem correspondente é enviado para a saída padrão</text:p>
        </text:list-item>
      </text:list>
      <text:p text:style-name="P289"/>
      <text:p text:style-name="P29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20T08:40:05.494974700</dc:date>
    <meta:editing-duration>PT6H44M34S</meta:editing-duration>
    <meta:editing-cycles>50</meta:editing-cycles>
    <meta:generator>LibreOffice/25.2.6.2$Windows_X86_64 LibreOffice_project/729c5bfe710f5eb71ed3bbde9e06a6065e9c6c5d</meta:generator>
    <meta:print-date>2025-11-14T08:51:03.312381500</meta:print-date>
    <meta:printed-by>Arquivos PDF</meta:printed-by>
    <meta:document-statistic meta:table-count="0" meta:image-count="0" meta:object-count="0" meta:page-count="16" meta:paragraph-count="475" meta:word-count="5105" meta:character-count="29546" meta:non-whitespace-character-count="25201"/>
  </office:meta>
</office:document-meta>
</file>